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ffd4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Anforderung an Application  </text:p>
            <text:p>- Crossplattform fähig (iOS, Android)  </text:p>
            <text:p>- BLE Funktionalitäten ( besonders Subscribe Values)  </text:p>
            <text:p>- möglichst bekannte Programmiersprache (Java, C, C#, Python, JavaScript, .Net)</text:p>
            <text:p/>
          </table:table-cell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amework</text:p>
          </table:table-cell>
          <table:table-cell table:style-name="Default" office:value-type="string" calcext:value-type="string">
            <text:p>Cross-Plattformfähig</text:p>
          </table:table-cell>
          <table:table-cell office:value-type="string" calcext:value-type="string">
            <text:p>BLE-Funktionen </text:p>
          </table:table-cell>
          <table:table-cell office:value-type="string" calcext:value-type="string">
            <text:p>Programmiersprache 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onic</text:p>
          </table:table-cell>
          <table:table-cell office:value-type="string" calcext:value-type="string">
            <text:p>ja</text:p>
          </table:table-cell>
          <table:table-cell table:style-name="ce3" office:value-type="string" calcext:value-type="string">
            <text:p><text:a xlink:href="https://ionicframework.com/docs/native/ble" xlink:type="simple">vollständig vorhanden</text:a></text:p>
          </table:table-cell>
          <table:table-cell table:style-name="ce3" office:value-type="string" calcext:value-type="string">
            <text:p>AngularJS/React/Vue, JavaScript, Cordova as wrapper for native platform controll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 Native</text:p>
          </table:table-cell>
          <table:table-cell office:value-type="string" calcext:value-type="string">
            <text:p>ja</text:p>
          </table:table-cell>
          <table:table-cell table:style-name="ce4" office:value-type="string" calcext:value-type="string">
            <text:p><text:a xlink:href="https://stormotion.io/blog/what-to-consider-when-integrating-ble-in-your-react-native-app/" xlink:type="simple">Bibliotheken</text:a></text:p>
          </table:table-cell>
          <table:table-cell table:style-name="ce3" office:value-type="string" calcext:value-type="string">
            <text:p>JavaScr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tter</text:p>
          </table:table-cell>
          <table:table-cell office:value-type="string" calcext:value-type="string">
            <text:p>ja</text:p>
          </table:table-cell>
          <table:table-cell table:style-name="ce4" office:value-type="string" calcext:value-type="string">
            <text:p><text:a xlink:href="https://stackoverflow.com/questions/70936848/flutter-reactive-ble-or-flutter-blue-which-package-is-best" xlink:type="simple">Bibliotheken </text:a></text:p>
          </table:table-cell>
          <table:table-cell table:style-name="ce5" office:value-type="string" calcext:value-type="string">
            <text:p>D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arin</text:p>
          </table:table-cell>
          <table:table-cell office:value-type="string" calcext:value-type="string">
            <text:p>ja</text:p>
          </table:table-cell>
          <table:table-cell table:style-name="ce4" office:value-type="string" calcext:value-type="string">
            <text:p><text:a xlink:href="https://www.nuget.org/packages/Plugin.BLE/" xlink:type="simple">NuGet</text:a></text:p>
          </table:table-cell>
          <table:table-cell table:style-name="ce3" office:value-type="string" calcext:value-type="string">
            <text:p>.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vScript</text:p>
          </table:table-cell>
          <table:table-cell office:value-type="string" calcext:value-type="string">
            <text:p>ja</text:p>
          </table:table-cell>
          <table:table-cell table:style-name="ce4" office:value-type="string" calcext:value-type="string">
            <text:p><text:a xlink:href="https://github.com/nativescript-community/ble" xlink:type="simple">Plugin</text:a></text:p>
          </table:table-cell>
          <table:table-cell table:style-name="ce3" office:value-type="string" calcext:value-type="string">
            <text:p>JS, TS, Angular, Vue, React, …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table:style-name="Default" office:value-type="string" calcext:value-type="string">
            <text:p>Zusammenfassung: Ionic scheint die  beste Wahl für eine Crossplattform App zu </text:p>
            <text:p>sein, sie ist open source und macht den Anschein stabil zu sein, des Weiteren </text:p>
            <text:p>ist BLE bei Ionic direkt in der Dokumentation eingearbeitet und so scheinbar schon</text:p>
            <text:p>nativ vorhanden.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 number:calendar="jewish"/>
      <number:text> </number:text>
      <number:month number:calendar="jewish" number:style="long" number:textual="true"/>
    </number:date-style>
    <number:date-style style:name="N109">
      <number:month number:calendar="jewish" number:style="long" number:textual="true"/>
      <number:text> </number:text>
      <number:day number:calendar="jewish"/>
    </number:date-style>
    <number:date-style style:name="N108"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6T21:17:50.419120906</meta:creation-date>
    <dc:date>2022-07-26T22:53:33.919642969</dc:date>
    <meta:editing-duration>PT6M52S</meta:editing-duration>
    <meta:editing-cycles>2</meta:editing-cycles>
    <meta:generator>LibreOffice/7.3.4.2$Linux_X86_64 LibreOffice_project/30$Build-2</meta:generator>
    <meta:document-statistic meta:table-count="1" meta:cell-count="26" meta:object-count="0"/>
  </office:meta>
</office:document-meta>
</file>